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7.77cm"/>
    </style:style>
    <style:style style:name="co5" style:family="table-column">
      <style:table-column-properties fo:break-before="auto" style:column-width="24.12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61cm" svg:y="8.963cm">
            <draw:object draw:notify-on-update-of-ranges="Sheet1.A2:Sheet1.A15 Sheet1.B1:Sheet1.B1 Sheet1.B2:Sheet1.B15 Sheet1.C1:Sheet1.C1 Sheet1.C2:Sheet1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ing_loss</text:p>
          </table:table-cell>
          <table:table-cell office:value-type="string" calcext:value-type="string">
            <text:p>testing_loss</text:p>
          </table:table-cell>
          <table:table-cell office:value-type="string" calcext:value-type="string">
            <text:p>model_path</text:p>
          </table:table-cell>
          <table:table-cell office:value-type="string" calcext:value-type="string">
            <text:p>sample_sente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2793586691647" calcext:value-type="float">
            <text:p>1.9279358669</text:p>
          </table:table-cell>
          <table:table-cell office:value-type="float" office:value="1.92760240153512" calcext:value-type="float">
            <text:p>1.9276024015</text:p>
          </table:table-cell>
          <table:table-cell office:value-type="string" calcext:value-type="string">
            <text:p>./data/rnn-theano-50-7-2016-02-14-11-28-11.npz</text:p>
          </table:table-cell>
          <table:table-cell office:value-type="string" calcext:value-type="string">
            <text:p>CGGSENTENCE_STARTCTCGATCTN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158859527249" calcext:value-type="float">
            <text:p>1.7115885953</text:p>
          </table:table-cell>
          <table:table-cell office:value-type="float" office:value="1.71286300191321" calcext:value-type="float">
            <text:p>1.7128630019</text:p>
          </table:table-cell>
          <table:table-cell office:value-type="string" calcext:value-type="string">
            <text:p>./data/rnn-theano-50-7-2016-02-14-11-35-30.npz</text:p>
          </table:table-cell>
          <table:table-cell office:value-type="string" calcext:value-type="string">
            <text:p>CCCTGTTGGTAATAATTTTCTACCTAGTSENTENCE_STARTATGAATAATTAATTAAGGTAAAGGTCTAAGGTTGTAGTAAATAASENTENCE_STARTTAAATGTTAAAGTAGGTAACGTTTAATACCCGTCTTAGGTGCGTGAACTGAATAANGTAAGCGTGAGATTTAATAAATGAATTAGSENTENCE_STARTTAACTAASENTENCE_STARTTAGTAATTGATAATAATGAACGTAATTCTGATAATGACTGAATTGAATAAATGTTGSENTENCE_STARTTGAATAAATGAGTAAGTCTAATAATGTAATAASENTENCE_STARTTGAATCTAATGAATAAATATTAATSENTENCE_STARTTGAAATTTAATAAATAAATAACTTAATTTGTAATAATAACTTAACCTAATTTAATTGTAAGTAATAAATAATGSENTENCE_STARTAG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0844791516595" calcext:value-type="float">
            <text:p>1.7084479152</text:p>
          </table:table-cell>
          <table:table-cell office:value-type="float" office:value="1.71063588586402" calcext:value-type="float">
            <text:p>1.7106358859</text:p>
          </table:table-cell>
          <table:table-cell office:value-type="string" calcext:value-type="string">
            <text:p>./data/rnn-theano-50-7-2016-02-14-11-43-00.npz</text:p>
          </table:table-cell>
          <table:table-cell office:value-type="string" calcext:value-type="string">
            <text:p>SENTENCE_STARTNCCCNSENTENCE_STARTACTGAACTAAGTGATGAAGTGCTGATTAAAAAATGGTAATTGAATAATGGTTCTTATCTCTGGCTGAATGAATNAAATAACTGATGATGATAATGAGTAAATTGTCTTTTAAATAAACGTAATAGCGTGACCATGAGATCGTGASENTENCE_STARTTAATTCCTTTAAAGGTGGCAACTAGAATAACTAAATTAAAAATACTTGAATAAACTAAGCCTSENTENCE_STAR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9961755948052" calcext:value-type="float">
            <text:p>1.6996175595</text:p>
          </table:table-cell>
          <table:table-cell office:value-type="float" office:value="1.70159433230367" calcext:value-type="float">
            <text:p>1.7015943323</text:p>
          </table:table-cell>
          <table:table-cell office:value-type="string" calcext:value-type="string">
            <text:p>./data/rnn-theano-50-7-2016-02-14-11-50-04.npz</text:p>
          </table:table-cell>
          <table:table-cell office:value-type="string" calcext:value-type="string">
            <text:p>SENTENCE_STARTCTTAAAATAACGTATAATGATTTAAACCTGAGTAATCATTTAACTCCTCTTAAATATTGAATTAAAGTGGGTCTGAAATGSENTENCE_STARTCTGAATAAAGTGAAGTAAATACTGAGTAATTAATAAGCGTGGCTAAAACAAGTAATTAAACGTTAGTGAGTAGCCTAAGTAAGTTAAAGATGAACTGACATAAGTAAATGATTAATGAGTAAGTGATAATGATTAATGATGAAGTTAATAAATAAGTGAATATGATGAACTGGTGAATTTAATATTTAATTAGATAAAAATAACTTAGTAAAAGCTGAATGATTAACTGAAATTTAAATGCGTAAATTAAATGATGATATACTGAAGGTGTGACTGACTTAAGGATTGATTATAATAATTAACGTGACTGATATAAATGTTTGGCCGTGAGAGATGAATAAAATAAGCT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7783057141643" calcext:value-type="float">
            <text:p>1.7778305714</text:p>
          </table:table-cell>
          <table:table-cell office:value-type="float" office:value="1.7805588505956" calcext:value-type="float">
            <text:p>1.7805588506</text:p>
          </table:table-cell>
          <table:table-cell office:value-type="string" calcext:value-type="string">
            <text:p>./data/rnn-theano-50-7-2016-02-14-11-56-17.npz</text:p>
          </table:table-cell>
          <table:table-cell office:value-type="string" calcext:value-type="string">
            <text:p>GSENTENCE_STARTCTGAATAAGTAGAGTGAAGTGAATTGATTGAATTTAAGTTTAATGTACCTGAAAGAAGCATATAATAAGTTTCTAAGTTTGAATAAGTATGTGAGTAAGCTGTGAATGATAGTAATGATAACTGGTGATTAAGTGAATTAGTTAGTGAATAAGCTTTGTAGTGATTTAACCGTAAATAAATGCATAATGATCGTAAAAGTAAATGASENTENCE_STARTTGAGGTTGAATGAATATAGTAAGTAAGCTGATAAATGAATTCTGATTGCTCTAAATGAATAATTTAAAATAAATAATAACTGAAAACTAAGTATTAAATTTATGAGGCTCTGATTAAAATAGCTAATTAATGATATCCGTTAATAATGTAATTAACTGTGTAATAATAANTAAAATGAAAATAATTAATAAGTGATTGACCATGATGACTAAATGAGGC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5349068970866" calcext:value-type="float">
            <text:p>1.7534906897</text:p>
          </table:table-cell>
          <table:table-cell office:value-type="float" office:value="1.75538312583873" calcext:value-type="float">
            <text:p>1.7553831258</text:p>
          </table:table-cell>
          <table:table-cell office:value-type="string" calcext:value-type="string">
            <text:p>./data/rnn-theano-50-7-2016-02-14-12-03-07.npz</text:p>
          </table:table-cell>
          <table:table-cell office:value-type="string" calcext:value-type="string">
            <text:p>SENTENCE_STARTCTAGTATTTCTAAGTTAAATTAAAAATAGTAATGTAAAGTAAAGCCTTAATAATGACTAAAGTAGTTAAGCSENTENCE_STARTTGAGTGAATAAATGAAATAATCATTTATCTTTAAACATGAGTAAATAATTGAGAATAAATGACTGAATAACTTTAAGTTAACTAAATTAATTAACGCTAAGTAATGTGTAGTCTAATTAGCTAATTCTAAATTGAGGTCTGACTAATGATAATAATAACTAACTGTAATGAGTGAAATTAAGTTGAAATAAGGGTTAGTATGAATTAATTAAATGAATGATTAAGTAAATATAAATTAAATAAGCGACCTGACTCTGAATGAGTGATTGAATAATGTAAATGAGTAAATATCTGAATTAAGTGAGTAAATAACAGCTAATTGAGTGAACTGAGTTAGCCATAAGTAAAGAACAGTAGTTAATCTGATGAAAGGTAAGTGACAGAATAATTAATTAGCCTGAACTCTGAAGTA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7869146388062" calcext:value-type="float">
            <text:p>1.7786914639</text:p>
          </table:table-cell>
          <table:table-cell office:value-type="float" office:value="1.78167037644987" calcext:value-type="float">
            <text:p>1.7816703764</text:p>
          </table:table-cell>
          <table:table-cell office:value-type="string" calcext:value-type="string">
            <text:p>./data/rnn-theano-50-7-2016-02-14-12-08-12.npz</text:p>
          </table:table-cell>
          <table:table-cell office:value-type="string" calcext:value-type="string">
            <text:p>NNTANSENTENCE_STARTSENTENCE_STARTSENTENCE_STARTSENTENCE_STARTSENTENCE_STARTSENTENCE_STAR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8028379461643" calcext:value-type="float">
            <text:p>1.7802837946</text:p>
          </table:table-cell>
          <table:table-cell office:value-type="float" office:value="1.78282643187562" calcext:value-type="float">
            <text:p>1.7828264319</text:p>
          </table:table-cell>
          <table:table-cell office:value-type="string" calcext:value-type="string">
            <text:p>./data/rnn-theano-50-7-2016-02-14-12-13-54.npz</text:p>
          </table:table-cell>
          <table:table-cell office:value-type="string" calcext:value-type="string">
            <text:p>NNGCTGNAAAATTGTAATAATAAGTAAAAGTAATAAGTGAGTATTCCGTAACGTAAATAATGGTAGTA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804171475702" calcext:value-type="float">
            <text:p>1.8041714757</text:p>
          </table:table-cell>
          <table:table-cell office:value-type="float" office:value="1.8066380040863" calcext:value-type="float">
            <text:p>1.8066380041</text:p>
          </table:table-cell>
          <table:table-cell office:value-type="string" calcext:value-type="string">
            <text:p>./data/rnn-theano-50-7-2016-02-14-12-20-39.npz</text:p>
          </table:table-cell>
          <table:table-cell office:value-type="string" calcext:value-type="string">
            <text:p>GTCTGTAAATAAGCTGTAGTCTATTTAACTAGATTGAGTCTATTAAGTTAATATTAATTAGTGAANATTAACTTTCTG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78235213774326" calcext:value-type="float">
            <text:p>1.7823521377</text:p>
          </table:table-cell>
          <table:table-cell office:value-type="float" office:value="1.78498234729666" calcext:value-type="float">
            <text:p>1.7849823473</text:p>
          </table:table-cell>
          <table:table-cell office:value-type="string" calcext:value-type="string">
            <text:p>./data/rnn-theano-50-7-2016-02-14-12-27-16.npz</text:p>
          </table:table-cell>
          <table:table-cell office:value-type="string" calcext:value-type="string">
            <text:p>AAACCTTAAGTTGACTTAAATGTAACTGTTAGAGTAAGTTAAGAAATAATAAGTAATGATTGAAGTAATTTAGTAAATGATTAATTAATGATGACTATTAATTAACTTTCTGAAATAATTGATAATAGCTGAATAATGATGAATAATAAATAAGTTAATTGAACTAGTGTAATAATGATGAAACTAATTAACCGTATTGTCATTGATTAAAAGTGACTA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5095401653432" calcext:value-type="float">
            <text:p>1.7509540165</text:p>
          </table:table-cell>
          <table:table-cell office:value-type="float" office:value="1.75365713552942" calcext:value-type="float">
            <text:p>1.7536571355</text:p>
          </table:table-cell>
          <table:table-cell office:value-type="string" calcext:value-type="string">
            <text:p>./data/rnn-theano-50-7-2016-02-14-12-33-37.npz</text:p>
          </table:table-cell>
          <table:table-cell office:value-type="string" calcext:value-type="string">
            <text:p>CGNAGACTGTAAGTTAAAATAAATAGTAGTSENTENCE_STARTATGTGAANGTAAATAACTAGCCTGATAATTAAAAATAATGTCGCTAAGTAATAACTAATATTTATTAAATGTAAAAGCTTGAGTGAATAACTTTTTAATAGTAATAACTAAAGAATAACATGTTAATTACTAATAATAAGTTAAGTAACTTCTAATCTGAATATTTAATTAATGATTAATGATGAATTAATATGATTGTGATTAGTTTAAAATGA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748784726929" calcext:value-type="float">
            <text:p>1.7487847269</text:p>
          </table:table-cell>
          <table:table-cell office:value-type="float" office:value="1.75114092181175" calcext:value-type="float">
            <text:p>1.7511409218</text:p>
          </table:table-cell>
          <table:table-cell office:value-type="string" calcext:value-type="string">
            <text:p>./data/rnn-theano-50-7-2016-02-14-12-40-03.npz</text:p>
          </table:table-cell>
          <table:table-cell office:value-type="string" calcext:value-type="string">
            <text:p>ATGAATAATTTAAAAATCTCCTGAGCGTAAATAAATGAATAATGTAATAGAGTTTTGATAGAGTGGTATAACCTAATAATGATGAGGTAACTGATTAATTAACSENTENCE_STARTCTTAAATGAATCGATGAAAAATTACTCAGTAATGTGATTGA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7510872496439" calcext:value-type="float">
            <text:p>1.7510872496</text:p>
          </table:table-cell>
          <table:table-cell office:value-type="float" office:value="1.75347418314006" calcext:value-type="float">
            <text:p>1.7534741831</text:p>
          </table:table-cell>
          <table:table-cell office:value-type="string" calcext:value-type="string">
            <text:p>./data/rnn-theano-50-7-2016-02-14-12-48-03.npz</text:p>
          </table:table-cell>
          <table:table-cell office:value-type="string" calcext:value-type="string">
            <text:p>NNATAAGTGAACCCTGTTGAATAATGATCTGGTTAATAACTGAGAATTAACGATAACTAAATA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75686366325049" calcext:value-type="float">
            <text:p>1.7568636633</text:p>
          </table:table-cell>
          <table:table-cell office:value-type="float" office:value="1.75932355718325" calcext:value-type="float">
            <text:p>1.7593235572</text:p>
          </table:table-cell>
          <table:table-cell office:value-type="string" calcext:value-type="string">
            <text:p>./data/rnn-theano-50-7-2016-02-14-12-55-55.npz</text:p>
          </table:table-cell>
          <table:table-cell office:value-type="string" calcext:value-type="string">
            <text:p>NSENTENCE_STARTNCNCCTTCTTATGAGTTATTAATAGTAACTTAATAAGTAAGTTTCAGTAATGAATAAATAATGTATTAGTACTGAATAATGACTAATSENTENCE_STARTAATAACTAATAACTAGTAAATAACTGAAACCTAAAATAATTATAATAGTTAATGAGTAATAAACTAATCTAATTAAAAGATGAAAGGTAGTAGGATAAATTGAATGGGTGTAGNAATAAGTAAATGTGCCTTAAAGTATGATTAAGATAATAATAAAATGTAAGTAAGTGAAGNTGAATAATAGCTGTGAAATAATGTAAATTGAGTTAATAAGCTAAGTGATTAACACTGAAATCTAATAATAATAAGTATTAAGTAATAAATAACTAATGTTAAATAAATGAGTAATAAGTGATGAAGTAAGCTGTAGTAGCTAATAAATTTATTAATGGAATTTAAAACTGAAGTAACTAATTTGAATTATCTGTAAATAAAGTATCGTTTAATAATAAATCCTTAATTAACTAAATATTTCTTAAGTGAATGAATTAATAACTAAGTGTAAGTAGCCGTGATTTAAATGAAATATGATAGTAAATGTGTAAATAATAACTGATTTCTTAATAAGCAGGGATTTCTGAGCTAGTAAAATTAAGTAATAGTGATANGCTTAATANATAAATGACATAATTAAACTATATGAGTGATGAAGGCTATAAATAAGTAATTTTAATTTAGATCCTTTTAATTAAATGAATTAAGTAATAAATAAGTAATATGAATAAATTAATTAAATGATTAAAATAACTAAANATGAATTAAAAATGAATAGTAAATAATCATAACTTGCTTAAGTTAAATGTTAAGTAGCTGAATAATGGTAANAGTAATAAAGATCTAACTAATCNCTAATTTAATAACTAATAATTNAATAAATTTAATGAAATGAACTAACCTAAATGATAACTNATATGGATAATGCATAATGATAAGTAATATAATGSENTENCE_STARTTAAAGTTCGATTAATGAATGAGTAAATATTAAATAGTGATGATAATGATGGCTGATAATGATTAATAAAGCTATAATAATAAGCTTTAATA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&l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00-00-00</text:date>, <text:time style:data-style-name="N2" text:time-value="13:25:26.521010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2-28T13:25:47.201285810</dc:date>
    <meta:editing-duration>P0D</meta:editing-duration>
    <meta:editing-cycles>1</meta:editing-cycles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25cm" svg:y="3.952cm" style:legend-expansion="high" chart:style-name="ch2"/>
        <chart:plot-area chart:style-name="ch3" table:cell-range-address="Sheet1.A2:Sheet1.C15 Sheet1.B1:Sheet1.C1" chart:data-source-has-labels="both" svg:x="0.32cm" svg:y="0.18cm" svg:width="12.085cm" svg:height="7.659cm">
          <chartooo:coordinate-region svg:x="1.232cm" svg:y="0.379cm" svg:width="10.986cm" svg:height="6.813cm"/>
          <chart:axis chart:dimension="x" chart:name="primary-x" chart:style-name="ch4" chartooo:axis-type="auto">
            <chartooo:date-scale/>
            <chart:title svg:x="5.842cm" svg:y="8.019cm" chart:style-name="ch5">
              <text:p>Epoch</text:p>
            </chart:title>
            <chart:categories table:cell-range-address="Sheet1.A2:Sheet1.A15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2:Sheet1.B15" chart:label-cell-address="Sheet1.B1:Sheet1.B1" chart:class="chart:line">
            <chart:data-point chart:repeated="14"/>
          </chart:series>
          <chart:series chart:style-name="ch8" chart:values-cell-range-address="Sheet1.C2:Sheet1.C15" chart:label-cell-address="Sheet1.C1:Sheet1.C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loss</text:p>
                <draw:g>
                  <svg:desc>Sheet1.B1:Sheet1.B1</svg:desc>
                </draw:g>
              </table:table-cell>
              <table:table-cell office:value-type="string">
                <text:p>testing_los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5</svg:desc>
                </draw:g>
              </table:table-cell>
              <table:table-cell office:value-type="float" office:value="1.92793586691647">
                <text:p>1.92793586691647</text:p>
                <draw:g>
                  <svg:desc>Sheet1.B2:Sheet1.B15</svg:desc>
                </draw:g>
              </table:table-cell>
              <table:table-cell office:value-type="float" office:value="1.92760240153512">
                <text:p>1.92760240153512</text:p>
                <draw:g>
                  <svg:desc>Sheet1.C2:Sheet1.C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71158859527249">
                <text:p>1.71158859527249</text:p>
              </table:table-cell>
              <table:table-cell office:value-type="float" office:value="1.71286300191321">
                <text:p>1.7128630019132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0844791516595">
                <text:p>1.70844791516595</text:p>
              </table:table-cell>
              <table:table-cell office:value-type="float" office:value="1.71063588586402">
                <text:p>1.710635885864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9961755948052">
                <text:p>1.69961755948052</text:p>
              </table:table-cell>
              <table:table-cell office:value-type="float" office:value="1.70159433230367">
                <text:p>1.701594332303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77783057141643">
                <text:p>1.77783057141643</text:p>
              </table:table-cell>
              <table:table-cell office:value-type="float" office:value="1.7805588505956">
                <text:p>1.780558850595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75349068970866">
                <text:p>1.75349068970866</text:p>
              </table:table-cell>
              <table:table-cell office:value-type="float" office:value="1.75538312583873">
                <text:p>1.7553831258387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77869146388062">
                <text:p>1.77869146388062</text:p>
              </table:table-cell>
              <table:table-cell office:value-type="float" office:value="1.78167037644987">
                <text:p>1.7816703764498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78028379461643">
                <text:p>1.78028379461643</text:p>
              </table:table-cell>
              <table:table-cell office:value-type="float" office:value="1.78282643187562">
                <text:p>1.7828264318756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804171475702">
                <text:p>1.804171475702</text:p>
              </table:table-cell>
              <table:table-cell office:value-type="float" office:value="1.8066380040863">
                <text:p>1.806638004086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78235213774326">
                <text:p>1.78235213774326</text:p>
              </table:table-cell>
              <table:table-cell office:value-type="float" office:value="1.78498234729666">
                <text:p>1.784982347296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5095401653432">
                <text:p>1.75095401653432</text:p>
              </table:table-cell>
              <table:table-cell office:value-type="float" office:value="1.75365713552942">
                <text:p>1.7536571355294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748784726929">
                <text:p>1.748784726929</text:p>
              </table:table-cell>
              <table:table-cell office:value-type="float" office:value="1.75114092181175">
                <text:p>1.7511409218117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7510872496439">
                <text:p>1.7510872496439</text:p>
              </table:table-cell>
              <table:table-cell office:value-type="float" office:value="1.75347418314006">
                <text:p>1.7534741831400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75686366325049">
                <text:p>1.75686366325049</text:p>
              </table:table-cell>
              <table:table-cell office:value-type="float" office:value="1.75932355718325">
                <text:p>1.75932355718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